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5" style:family="table-cell" style:parent-style-name="Default" style:data-style-name="N2">
      <style:table-cell-properties fo:border-bottom="none" fo:background-color="#c4d79b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#c4d79b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ve" table:style-name="ta1">
        <table:table-column table:style-name="co1" table:number-columns-repeated="1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1" table:default-cell-style-name="ce2"/>
        <table:table-column table:style-name="co1" table:number-columns-repeated="999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self</text:p>
          </table:table-cell>
          <table:table-cell office:value-type="string" calcext:value-type="string">
            <text:p>m_kapinc</text:p>
          </table:table-cell>
          <table:table-cell office:value-type="string" calcext:value-type="string">
            <text:p>m_vermiet</text:p>
          </table:table-cell>
          <table:table-cell office:value-type="string" calcext:value-type="string">
            <text:p>renteneintritt</text:p>
          </table:table-cell>
          <table:table-cell office:value-type="string" calcext:value-type="string">
            <text:p>w_hours</text:p>
          </table:table-cell>
          <table:table-cell office:value-type="string" calcext:value-type="string">
            <text:p>ineducation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zveran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priv_pension_exp</text:p>
          </table:table-cell>
          <table:table-cell office:value-type="string" calcext:value-type="string">
            <text:p>a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pvbei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hild_num_tu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zve_nokfb</text:p>
          </table:table-cell>
          <table:table-cell table:style-name="ce2" office:value-type="string" calcext:value-type="string">
            <text:p>zve_kfb</text:p>
          </table:table-cell>
          <table:table-cell table:style-name="ce2" office:value-type="string" calcext:value-type="string">
            <text:p>zve_abg_nokfb</text:p>
          </table:table-cell>
          <table:table-cell table:style-name="ce2" office:value-type="string" calcext:value-type="string">
            <text:p>zve_abg_kf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gross_gde</text:p>
          </table:table-cell>
          <table:table-cell office:value-type="string" calcext:value-type="string">
            <text:p>ki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table:number-columns-repeated="987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2]+(65-[.V2])" office:value-type="float" office:value="2043" calcext:value-type="float">
            <text:p>2043</text:p>
          </table:table-cell>
          <table:table-cell table:formula="of:=([.N2]=0)*40+([.N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]-[.AD2]-36;0)" office:value-type="float" office:value="0" calcext:value-type="float">
            <text:p>0.00</text:p>
          </table:table-cell>
          <table:table-cell table:style-name="ce3" table:formula="of:=[.Y2]-[.AF2]" office:value-type="float" office:value="0" calcext:value-type="float">
            <text:p>0.00</text:p>
          </table:table-cell>
          <table:table-cell table:style-name="ce2" table:formula="of:=[.Y2]+MAX([.F2]*12-801-36;0)" office:value-type="float" office:value="363" calcext:value-type="float">
            <text:p>363</text:p>
          </table:table-cell>
          <table:table-cell table:style-name="ce2" table:formula="of:=MAX([.AA2]-[.AF3];0)" office:value-type="float" office:value="363" calcext:value-type="float">
            <text:p>363</text:p>
          </table:table-cell>
          <table:table-cell/>
          <table:table-cell table:formula="of:=INT(((0.6+(0.02*([.X2]-2005)))*(2*12*[.P2]))-(12*[.P2]))+[.AG2]" office:value-type="float" office:value="0" calcext:value-type="float">
            <text:p>0</text:p>
          </table:table-cell>
          <table:table-cell table:formula="of:=(12*[.E2]+(12*[.D2] - 1000)*([.D2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]+[.T2]); MIN(12 *(0.96*[.S2]+[.T2]+[.R2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3]+(65-[.V3])" office:value-type="float" office:value="2043" calcext:value-type="float">
            <text:p>2043</text:p>
          </table:table-cell>
          <table:table-cell table:formula="of:=([.N3]=0)*40+([.N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3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0.02*[.D3]" office:value-type="float" office:value="12" calcext:value-type="float">
            <text:p>12</text:p>
          </table:table-cell>
          <table:table-cell table:formula="of:=0.08*[.D3]" office:value-type="float" office:value="48" calcext:value-type="float">
            <text:p>48</text:p>
          </table:table-cell>
          <table:table-cell table:formula="of:=0.015*[.D3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3]-[.AD3]-36;0)" office:value-type="float" office:value="4842" calcext:value-type="float">
            <text:p>4842.00</text:p>
          </table:table-cell>
          <table:table-cell table:style-name="ce3" table:formula="of:=[.Y3]-[.AF3]" office:value-type="float" office:value="4842" calcext:value-type="float">
            <text:p>4842.00</text:p>
          </table:table-cell>
          <table:table-cell table:style-name="ce2" table:formula="of:=[.Y3]+MAX([.F3]*12-801;0)" office:value-type="float" office:value="5241" calcext:value-type="float">
            <text:p>5241</text:p>
          </table:table-cell>
          <table:table-cell table:style-name="ce2" table:formula="of:=MAX([.AA3]-[.AF3];0)" office:value-type="float" office:value="5241" calcext:value-type="float">
            <text:p>5241</text:p>
          </table:table-cell>
          <table:table-cell/>
          <table:table-cell table:formula="of:=INT(((0.6+(0.02*([.X3]-2005)))*(2*12*[.P3]))-(12*[.P3]))+[.AG3]" office:value-type="float" office:value="1322" calcext:value-type="float">
            <text:p>1322</text:p>
          </table:table-cell>
          <table:table-cell table:formula="of:=(12*[.E3]+(12*[.D3] - 1000)*([.D3]&gt;450))"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formula="of:=INT(MAX(12 *(0.96*[.S3]+[.T3]); MIN(12 *(0.96*[.S3]+[.T3]+[.R3]);  1900)  ))" office:value-type="float" office:value="804" calcext:value-type="float">
            <text:p>804</text:p>
          </table:table-cell>
          <table:table-cell table:formula="of:=[.AD3]-[.AG3]" office:value-type="float" office:value="518" calcext:value-type="float">
            <text:p>518</text:p>
          </table:table-cell>
          <table:table-cell table:number-columns-repeated="990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4]+(65-[.V4])" office:value-type="float" office:value="2043" calcext:value-type="float">
            <text:p>2043</text:p>
          </table:table-cell>
          <table:table-cell table:formula="of:=([.N4]=0)*40+([.N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4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.02*[.D4]" office:value-type="float" office:value="18" calcext:value-type="float">
            <text:p>18</text:p>
          </table:table-cell>
          <table:table-cell table:formula="of:=0.08*[.D4]" office:value-type="float" office:value="72" calcext:value-type="float">
            <text:p>72</text:p>
          </table:table-cell>
          <table:table-cell table:formula="of:=0.015*[.D4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4]-[.AD4]-36;0)" office:value-type="float" office:value="7780" calcext:value-type="float">
            <text:p>7780.00</text:p>
          </table:table-cell>
          <table:table-cell table:style-name="ce3" table:formula="of:=[.Y4]-[.AF4]" office:value-type="float" office:value="7780" calcext:value-type="float">
            <text:p>7780.00</text:p>
          </table:table-cell>
          <table:table-cell table:style-name="ce2" table:formula="of:=[.Y4]+MAX([.F4]*12-801;0)" office:value-type="float" office:value="8179" calcext:value-type="float">
            <text:p>8179</text:p>
          </table:table-cell>
          <table:table-cell table:style-name="ce2" table:formula="of:=MAX([.AA4]-[.AF4];0)" office:value-type="float" office:value="8179" calcext:value-type="float">
            <text:p>8179</text:p>
          </table:table-cell>
          <table:table-cell/>
          <table:table-cell table:formula="of:=INT(((0.6+(0.02*([.X4]-2005)))*(2*12*[.P4]))-(12*[.P4]))+[.AG4]" office:value-type="float" office:value="1984" calcext:value-type="float">
            <text:p>1984</text:p>
          </table:table-cell>
          <table:table-cell table:formula="of:=(12*[.E4]+(12*[.D4] - 1000)*([.D4]&gt;450))"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formula="of:=INT(MAX(12 *(0.96*[.S4]+[.T4]); MIN(12 *(0.96*[.S4]+[.T4]+[.R4]);  1900)  ))" office:value-type="float" office:value="1207" calcext:value-type="float">
            <text:p>1207</text:p>
          </table:table-cell>
          <table:table-cell table:number-columns-repeated="991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5]+(65-[.V5])" office:value-type="float" office:value="2043" calcext:value-type="float">
            <text:p>2043</text:p>
          </table:table-cell>
          <table:table-cell table:formula="of:=([.N5]=0)*40+([.N5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5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0.02*[.D5]" office:value-type="float" office:value="24" calcext:value-type="float">
            <text:p>24</text:p>
          </table:table-cell>
          <table:table-cell table:formula="of:=0.08*[.D5]" office:value-type="float" office:value="96" calcext:value-type="float">
            <text:p>96</text:p>
          </table:table-cell>
          <table:table-cell table:formula="of:=0.015*[.D5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5]-[.AD5]-36;0)" office:value-type="float" office:value="10719" calcext:value-type="float">
            <text:p>10719.00</text:p>
          </table:table-cell>
          <table:table-cell table:style-name="ce3" table:formula="of:=[.Y5]-[.AF5]" office:value-type="float" office:value="10719" calcext:value-type="float">
            <text:p>10719.00</text:p>
          </table:table-cell>
          <table:table-cell table:style-name="ce2" table:formula="of:=[.Y5]+MAX([.F5]*12-801;0)" office:value-type="float" office:value="11118" calcext:value-type="float">
            <text:p>11118</text:p>
          </table:table-cell>
          <table:table-cell table:style-name="ce2" table:formula="of:=MAX([.AA5]-[.AF5];0)" office:value-type="float" office:value="11118" calcext:value-type="float">
            <text:p>11118</text:p>
          </table:table-cell>
          <table:table-cell/>
          <table:table-cell table:formula="of:=INT(((0.6+(0.02*([.X5]-2005)))*(2*12*[.P5]))-(12*[.P5]))+[.AG5]" office:value-type="float" office:value="2645" calcext:value-type="float">
            <text:p>2645</text:p>
          </table:table-cell>
          <table:table-cell table:formula="of:=(12*[.E5]+(12*[.D5] - 1000)*([.D5]&gt;450))"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table:formula="of:=INT(MAX(12 *(0.96*[.S5]+[.T5]); MIN(12 *(0.96*[.S5]+[.T5]+[.R5]);  1900)  ))" office:value-type="float" office:value="1609" calcext:value-type="float">
            <text:p>1609</text:p>
          </table:table-cell>
          <table:table-cell table:number-columns-repeated="991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6]+(65-[.V6])" office:value-type="float" office:value="2043" calcext:value-type="float">
            <text:p>2043</text:p>
          </table:table-cell>
          <table:table-cell table:formula="of:=([.N6]=0)*40+([.N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6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0.02*[.D6]" office:value-type="float" office:value="30" calcext:value-type="float">
            <text:p>30</text:p>
          </table:table-cell>
          <table:table-cell table:formula="of:=0.08*[.D6]" office:value-type="float" office:value="120" calcext:value-type="float">
            <text:p>120</text:p>
          </table:table-cell>
          <table:table-cell table:formula="of:=0.015*[.D6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6]-[.AD6]-36;0)" office:value-type="float" office:value="13768" calcext:value-type="float">
            <text:p>13768.00</text:p>
          </table:table-cell>
          <table:table-cell table:style-name="ce3" table:formula="of:=[.Y6]-[.AF6]" office:value-type="float" office:value="13768" calcext:value-type="float">
            <text:p>13768.00</text:p>
          </table:table-cell>
          <table:table-cell table:style-name="ce2" table:formula="of:=[.Y6]+MAX([.F6]*12-801;0)" office:value-type="float" office:value="14167" calcext:value-type="float">
            <text:p>14167</text:p>
          </table:table-cell>
          <table:table-cell table:style-name="ce2" table:formula="of:=MAX([.AA6]-[.AF6];0)" office:value-type="float" office:value="14167" calcext:value-type="float">
            <text:p>14167</text:p>
          </table:table-cell>
          <table:table-cell/>
          <table:table-cell table:formula="of:=INT(((0.6+(0.02*([.X6]-2005)))*(2*12*[.P6]))-(12*[.P6]))+[.AG6]" office:value-type="float" office:value="3196" calcext:value-type="float">
            <text:p>3196</text:p>
          </table:table-cell>
          <table:table-cell table:formula="of:=(12*[.E6]+(12*[.D6] - 1000)*([.D6]&gt;450))"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table:formula="of:=INT(MAX(12 *(0.96*[.S6]+[.T6]); MIN(12 *(0.96*[.S6]+[.T6]+[.R6]);  1900)  ))" office:value-type="float" office:value="1900" calcext:value-type="float">
            <text:p>1900</text:p>
          </table:table-cell>
          <table:table-cell table:number-columns-repeated="991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7]+(65-[.V7])" office:value-type="float" office:value="2043" calcext:value-type="float">
            <text:p>2043</text:p>
          </table:table-cell>
          <table:table-cell table:formula="of:=([.N7]=0)*40+([.N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7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0.02*[.D7]" office:value-type="float" office:value="100" calcext:value-type="float">
            <text:p>100</text:p>
          </table:table-cell>
          <table:table-cell table:formula="of:=0.08*[.D7]" office:value-type="float" office:value="400" calcext:value-type="float">
            <text:p>400</text:p>
          </table:table-cell>
          <table:table-cell table:formula="of:=0.015*[.D7]" office:value-type="float" office:value="75" calcext:value-type="float">
            <text:p>7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7]-[.AD7]-36;0)" office:value-type="float" office:value="49136" calcext:value-type="float">
            <text:p>49136.00</text:p>
          </table:table-cell>
          <table:table-cell table:style-name="ce3" table:formula="of:=[.Y7]-[.AF7]" office:value-type="float" office:value="49136" calcext:value-type="float">
            <text:p>49136.00</text:p>
          </table:table-cell>
          <table:table-cell table:style-name="ce2" table:formula="of:=[.Y7]+MAX([.F7]*12-801;0)" office:value-type="float" office:value="49535" calcext:value-type="float">
            <text:p>49535</text:p>
          </table:table-cell>
          <table:table-cell table:style-name="ce2" table:formula="of:=MAX([.AA7]-[.AF7];0)" office:value-type="float" office:value="49535" calcext:value-type="float">
            <text:p>49535</text:p>
          </table:table-cell>
          <table:table-cell/>
          <table:table-cell table:formula="of:=INT(((0.6+(0.02*([.X7]-2005)))*(2*12*[.P7]))-(12*[.P7]))+[.AG7]" office:value-type="float" office:value="9828" calcext:value-type="float">
            <text:p>9828</text:p>
          </table:table-cell>
          <table:table-cell table:formula="of:=(12*[.E7]+(12*[.D7] - 1000)*([.D7]&gt;450))"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table:formula="of:=INT(MAX(12 *(0.96*[.S7]+[.T7]); MIN(12 *(0.96*[.S7]+[.T7]+[.R7]);  1900)  ))" office:value-type="float" office:value="5508" calcext:value-type="float">
            <text:p>5508</text:p>
          </table:table-cell>
          <table:table-cell table:number-columns-repeated="991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8]+(65-[.V8])" office:value-type="float" office:value="2035" calcext:value-type="float">
            <text:p>2035</text:p>
          </table:table-cell>
          <table:table-cell table:formula="of:=([.N8]=0)*40+([.N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8]-[.AD8]-36;0)" office:value-type="float" office:value="0" calcext:value-type="float">
            <text:p>0.00</text:p>
          </table:table-cell>
          <table:table-cell table:style-name="ce3" table:formula="of:=[.Y8]-[.AF8]" office:value-type="float" office:value="0" calcext:value-type="float">
            <text:p>0.00</text:p>
          </table:table-cell>
          <table:table-cell table:style-name="ce2" table:formula="of:=[.Y8]+MAX([.F8]*12-801-36;0)" office:value-type="float" office:value="363" calcext:value-type="float">
            <text:p>363</text:p>
          </table:table-cell>
          <table:table-cell table:style-name="ce2" table:formula="of:=MAX([.AA8]-[.AF8];0)" office:value-type="float" office:value="363" calcext:value-type="float">
            <text:p>363</text:p>
          </table:table-cell>
          <table:table-cell/>
          <table:table-cell table:formula="of:=INT(((0.6+(0.02*([.X8]-2005)))*(2*12*[.P8]))-(12*[.P8]))+[.AG8]" office:value-type="float" office:value="0" calcext:value-type="float">
            <text:p>0</text:p>
          </table:table-cell>
          <table:table-cell table:formula="of:=(12*[.E8]+(12*[.D8] - 920)*([.D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8]+[.T8]); MIN(12 *(0.96*[.S8]+[.T8]+[.R8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9]+(65-[.V9])" office:value-type="float" office:value="2035" calcext:value-type="float">
            <text:p>2035</text:p>
          </table:table-cell>
          <table:table-cell table:formula="of:=([.N9]=0)*40+([.N9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0.02*[.D9]" office:value-type="float" office:value="12" calcext:value-type="float">
            <text:p>12</text:p>
          </table:table-cell>
          <table:table-cell table:formula="of:=0.08*[.D9]" office:value-type="float" office:value="48" calcext:value-type="float">
            <text:p>48</text:p>
          </table:table-cell>
          <table:table-cell table:formula="of:=0.015*[.D9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9]-[.AD9]-36;0)" office:value-type="float" office:value="5152" calcext:value-type="float">
            <text:p>5152.00</text:p>
          </table:table-cell>
          <table:table-cell table:style-name="ce3" table:formula="of:=[.Y9]-[.AF9]" office:value-type="float" office:value="5152" calcext:value-type="float">
            <text:p>5152.00</text:p>
          </table:table-cell>
          <table:table-cell table:style-name="ce2" table:formula="of:=[.Y9]+MAX([.F9]*12-801;0)" office:value-type="float" office:value="5551" calcext:value-type="float">
            <text:p>5551</text:p>
          </table:table-cell>
          <table:table-cell table:style-name="ce2" table:formula="of:=MAX([.AA9]-[.AF9];0)" office:value-type="float" office:value="5551" calcext:value-type="float">
            <text:p>5551</text:p>
          </table:table-cell>
          <table:table-cell/>
          <table:table-cell table:formula="of:=INT(((0.6+(0.02*([.X9]-2005)))*(2*12*[.P9]))-(12*[.P9]))+[.AG9]" office:value-type="float" office:value="1092" calcext:value-type="float">
            <text:p>1092</text:p>
          </table:table-cell>
          <table:table-cell table:formula="of:=(12*[.E9]+(12*[.D9] - 920)*([.D9]&gt;450))"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formula="of:=INT(MAX(12 *(0.96*[.S9]+[.T9]); MIN(12 *(0.96*[.S9]+[.T9]+[.R9]);  1900)  ))" office:value-type="float" office:value="804" calcext:value-type="float">
            <text:p>804</text:p>
          </table:table-cell>
          <table:table-cell table:number-columns-repeated="991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0]+(65-[.V10])" office:value-type="float" office:value="2035" calcext:value-type="float">
            <text:p>2035</text:p>
          </table:table-cell>
          <table:table-cell table:formula="of:=([.N10]=0)*40+([.N1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0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.02*[.D10]" office:value-type="float" office:value="18" calcext:value-type="float">
            <text:p>18</text:p>
          </table:table-cell>
          <table:table-cell table:formula="of:=0.08*[.D10]" office:value-type="float" office:value="72" calcext:value-type="float">
            <text:p>72</text:p>
          </table:table-cell>
          <table:table-cell table:formula="of:=0.015*[.D10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0]-[.AD10]-36;0)" office:value-type="float" office:value="8205" calcext:value-type="float">
            <text:p>8205.00</text:p>
          </table:table-cell>
          <table:table-cell table:style-name="ce3" table:formula="of:=[.Y10]-[.AF10]" office:value-type="float" office:value="8205" calcext:value-type="float">
            <text:p>8205.00</text:p>
          </table:table-cell>
          <table:table-cell table:style-name="ce2" table:formula="of:=[.Y10]+MAX([.F10]*12-801;0)" office:value-type="float" office:value="8604" calcext:value-type="float">
            <text:p>8604</text:p>
          </table:table-cell>
          <table:table-cell table:style-name="ce2" table:formula="of:=MAX([.AA10]-[.AF10];0)" office:value-type="float" office:value="8604" calcext:value-type="float">
            <text:p>8604</text:p>
          </table:table-cell>
          <table:table-cell/>
          <table:table-cell table:formula="of:=INT(((0.6+(0.02*([.X10]-2005)))*(2*12*[.P10]))-(12*[.P10]))+[.AG10]" office:value-type="float" office:value="1639" calcext:value-type="float">
            <text:p>1639</text:p>
          </table:table-cell>
          <table:table-cell table:formula="of:=(12*[.E10]+(12*[.D10] - 920)*([.D10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S10]+[.T10]); MIN(12 *(0.96*[.S10]+[.T10]+[.R10]);  1900)  ))" office:value-type="float" office:value="1207" calcext:value-type="float">
            <text:p>1207</text:p>
          </table:table-cell>
          <table:table-cell table:number-columns-repeated="991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1]+(65-[.V11])" office:value-type="float" office:value="2035" calcext:value-type="float">
            <text:p>2035</text:p>
          </table:table-cell>
          <table:table-cell table:formula="of:=([.N11]=0)*40+([.N1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1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0.02*[.D11]" office:value-type="float" office:value="24" calcext:value-type="float">
            <text:p>24</text:p>
          </table:table-cell>
          <table:table-cell table:formula="of:=0.08*[.D11]" office:value-type="float" office:value="96" calcext:value-type="float">
            <text:p>96</text:p>
          </table:table-cell>
          <table:table-cell table:formula="of:=0.015*[.D11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1]-[.AD11]-36;0)" office:value-type="float" office:value="11259" calcext:value-type="float">
            <text:p>11259.00</text:p>
          </table:table-cell>
          <table:table-cell table:style-name="ce3" table:formula="of:=[.Y11]-[.AF11]" office:value-type="float" office:value="11259" calcext:value-type="float">
            <text:p>11259.00</text:p>
          </table:table-cell>
          <table:table-cell table:style-name="ce2" table:formula="of:=[.Y11]+MAX([.F11]*12-801;0)" office:value-type="float" office:value="11658" calcext:value-type="float">
            <text:p>11658</text:p>
          </table:table-cell>
          <table:table-cell table:style-name="ce2" table:formula="of:=MAX([.AA11]-[.AF11];0)" office:value-type="float" office:value="11658" calcext:value-type="float">
            <text:p>11658</text:p>
          </table:table-cell>
          <table:table-cell/>
          <table:table-cell table:formula="of:=INT(((0.6+(0.02*([.X11]-2005)))*(2*12*[.P11]))-(12*[.P11]))+[.AG11]" office:value-type="float" office:value="2185" calcext:value-type="float">
            <text:p>2185</text:p>
          </table:table-cell>
          <table:table-cell table:formula="of:=(12*[.E11]+(12*[.D11] - 920)*([.D11]&gt;450))"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table:formula="of:=INT(MAX(12 *(0.96*[.S11]+[.T11]); MIN(12 *(0.96*[.S11]+[.T11]+[.R11]);  1900)  ))" office:value-type="float" office:value="1609" calcext:value-type="float">
            <text:p>1609</text:p>
          </table:table-cell>
          <table:table-cell table:number-columns-repeated="991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2]+(65-[.V12])" office:value-type="float" office:value="2035" calcext:value-type="float">
            <text:p>2035</text:p>
          </table:table-cell>
          <table:table-cell table:formula="of:=([.N12]=0)*40+([.N1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2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0.02*[.D12]" office:value-type="float" office:value="30" calcext:value-type="float">
            <text:p>30</text:p>
          </table:table-cell>
          <table:table-cell table:formula="of:=0.08*[.D12]" office:value-type="float" office:value="120" calcext:value-type="float">
            <text:p>120</text:p>
          </table:table-cell>
          <table:table-cell table:formula="of:=0.015*[.D12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2]-[.AD12]-36;0)" office:value-type="float" office:value="14424" calcext:value-type="float">
            <text:p>14424.00</text:p>
          </table:table-cell>
          <table:table-cell table:style-name="ce3" table:formula="of:=[.Y12]-[.AF12]" office:value-type="float" office:value="14424" calcext:value-type="float">
            <text:p>14424.00</text:p>
          </table:table-cell>
          <table:table-cell table:style-name="ce2" table:formula="of:=[.Y12]+MAX([.F12]*12-801;0)" office:value-type="float" office:value="14823" calcext:value-type="float">
            <text:p>14823</text:p>
          </table:table-cell>
          <table:table-cell table:style-name="ce2" table:formula="of:=MAX([.AA12]-[.AF12];0)" office:value-type="float" office:value="14823" calcext:value-type="float">
            <text:p>14823</text:p>
          </table:table-cell>
          <table:table-cell/>
          <table:table-cell table:formula="of:=INT(((0.6+(0.02*([.X12]-2005)))*(2*12*[.P12]))-(12*[.P12]))+[.AG12]" office:value-type="float" office:value="2620" calcext:value-type="float">
            <text:p>2620</text:p>
          </table:table-cell>
          <table:table-cell table:formula="of:=(12*[.E12]+(12*[.D12] - 920)*([.D12]&gt;450))"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table:formula="of:=INT(MAX(12 *(0.96*[.S12]+[.T12]); MIN(12 *(0.96*[.S12]+[.T12]+[.R12]);  1900)  ))" office:value-type="float" office:value="1900" calcext:value-type="float">
            <text:p>1900</text:p>
          </table:table-cell>
          <table:table-cell table:number-columns-repeated="991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3]+(65-[.V13])" office:value-type="float" office:value="2035" calcext:value-type="float">
            <text:p>2035</text:p>
          </table:table-cell>
          <table:table-cell table:formula="of:=([.N13]=0)*40+([.N1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3]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0.02*[.D13]" office:value-type="float" office:value="160" calcext:value-type="float">
            <text:p>160</text:p>
          </table:table-cell>
          <table:table-cell table:formula="of:=0.08*[.D13]" office:value-type="float" office:value="640" calcext:value-type="float">
            <text:p>640</text:p>
          </table:table-cell>
          <table:table-cell table:formula="of:=0.015*[.D13]" office:value-type="float" office:value="120" calcext:value-type="float">
            <text:p>12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3]-[.AD13]-36;0)" office:value-type="float" office:value="83606" calcext:value-type="float">
            <text:p>83606.00</text:p>
          </table:table-cell>
          <table:table-cell table:style-name="ce3" table:formula="of:=[.Y13]-[.AF13]" office:value-type="float" office:value="83606" calcext:value-type="float">
            <text:p>83606.00</text:p>
          </table:table-cell>
          <table:table-cell table:style-name="ce2" table:formula="of:=[.Y13]+MAX([.F13]*12-801;0)" office:value-type="float" office:value="84005" calcext:value-type="float">
            <text:p>84005</text:p>
          </table:table-cell>
          <table:table-cell table:style-name="ce2" table:formula="of:=MAX([.AA13]-[.AF13];0)" office:value-type="float" office:value="84005" calcext:value-type="float">
            <text:p>84005</text:p>
          </table:table-cell>
          <table:table-cell/>
          <table:table-cell table:formula="of:=INT(((0.6+(0.02*([.X13]-2005)))*(12*2*0.0995*5500))-(12*0.0995*5500))+[.AG13]" office:value-type="float" office:value="11438" calcext:value-type="float">
            <text:p>11438</text:p>
          </table:table-cell>
          <table:table-cell table:formula="of:=(12*[.E13]+(12*[.D13] - 920)*([.D13]&gt;450))"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table:formula="of:=INT(MAX(12 *(0.96*[.S13]+[.T13]); MIN(12 *(0.96*[.S13]+[.T13]+[.R13]);  1900)  ))" office:value-type="float" office:value="8812" calcext:value-type="float">
            <text:p>8812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4]+(65-[.V14])" office:value-type="float" office:value="2037" calcext:value-type="float">
            <text:p>2037</text:p>
          </table:table-cell>
          <table:table-cell table:formula="of:=([.N14]=0)*40+([.N1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14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14]" office:value-type="float" office:value="40" calcext:value-type="float">
            <text:p>40</text:p>
          </table:table-cell>
          <table:table-cell table:formula="of:=0.08*[.D14]" office:value-type="float" office:value="160" calcext:value-type="float">
            <text:p>160</text:p>
          </table:table-cell>
          <table:table-cell table:formula="of:=0.015*[.D14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formula="of:=MAX([.AE14]-[.AD14]-36-1308;0)" office:value-type="float" office:value="18301" calcext:value-type="float">
            <text:p>18301.00</text:p>
          </table:table-cell>
          <table:table-cell table:style-name="ce3" table:formula="of:=[.Y14]-[.AF14]" office:value-type="float" office:value="14797" calcext:value-type="float">
            <text:p>14797.00</text:p>
          </table:table-cell>
          <table:table-cell table:style-name="ce2" table:formula="of:=[.Y14]+MAX([.F14]*12-801;0)" office:value-type="float" office:value="18700" calcext:value-type="float">
            <text:p>18700</text:p>
          </table:table-cell>
          <table:table-cell table:style-name="ce2" table:formula="of:=MAX([.AA14]-[.AF14];0)" office:value-type="float" office:value="15196" calcext:value-type="float">
            <text:p>15196</text:p>
          </table:table-cell>
          <table:table-cell/>
          <table:table-cell table:formula="of:=INT(((0.6+(0.02*([.X14]-2005)))*(2*12*[.P14]))-(12*[.P14]))+[.AG14]" office:value-type="float" office:value="3355" calcext:value-type="float">
            <text:p>3355</text:p>
          </table:table-cell>
          <table:table-cell table:formula="of:=(12*[.E14]+(12*[.D14] - 1000)*([.D14]&gt;450))" office:value-type="float" office:value="23000" calcext:value-type="float">
            <text:p>23000</text:p>
          </table:table-cell>
          <table:table-cell table:formula="of:=0.5*7008" office:value-type="float" office:value="3504" calcext:value-type="float">
            <text:p>3504</text:p>
          </table:table-cell>
          <table:table-cell table:formula="of:=INT(MAX(12 *(0.96*[.S14]+[.T14]); MIN(12 *(0.96*[.S14]+[.T14]+[.R14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5]+(65-[.V15])" office:value-type="float" office:value="2072" calcext:value-type="float">
            <text:p>2072</text:p>
          </table:table-cell>
          <table:table-cell table:formula="of:=([.N15]=0)*40+([.N1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15]" office:value-type="float" office:value="0" calcext:value-type="float">
            <text:p>0</text:p>
          </table:table-cell>
          <table:table-cell table:formula="of:=0.08*[.D15]" office:value-type="float" office:value="0" calcext:value-type="float">
            <text:p>0</text:p>
          </table:table-cell>
          <table:table-cell table:formula="of:=0.015*[.D15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5]-2005)))*(2*12*[.P15]))-(12*[.P15]))+[.AG15]" office:value-type="float" office:value="0" calcext:value-type="float">
            <text:p>0</text:p>
          </table:table-cell>
          <table:table-cell table:formula="of:=(12*[.E15]+(12*[.D15] - 1000)*([.D1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5]+[.T15]); MIN(12 *(0.96*[.S15]+[.T15]+[.R15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6]+(65-[.V16])" office:value-type="float" office:value="2034" calcext:value-type="float">
            <text:p>2034</text:p>
          </table:table-cell>
          <table:table-cell table:formula="of:=([.N16]=0)*40+([.N1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6]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0.02*[.D16]" office:value-type="float" office:value="60" calcext:value-type="float">
            <text:p>60</text:p>
          </table:table-cell>
          <table:table-cell table:formula="of:=0.08*[.D16]" office:value-type="float" office:value="240" calcext:value-type="float">
            <text:p>240</text:p>
          </table:table-cell>
          <table:table-cell table:formula="of:=0.015*[.D16]" office:value-type="float" office:value="45" calcext:value-type="float">
            <text:p>45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formula="of:=MAX([.AE16]-[.AD16]-36-1308;0)" office:value-type="float" office:value="30940" calcext:value-type="float">
            <text:p>30940.00</text:p>
          </table:table-cell>
          <table:table-cell table:style-name="ce3" table:formula="of:=[.Y16]-[.AF16]" office:value-type="float" office:value="27928" calcext:value-type="float">
            <text:p>27928.00</text:p>
          </table:table-cell>
          <table:table-cell table:style-name="ce2" table:formula="of:=[.Y16]+MAX([.F16]*12-801;0)" office:value-type="float" office:value="31339" calcext:value-type="float">
            <text:p>31339</text:p>
          </table:table-cell>
          <table:table-cell table:style-name="ce2" table:formula="of:=MAX([.AA16]-[.AF16];0)" office:value-type="float" office:value="28327" calcext:value-type="float">
            <text:p>28327</text:p>
          </table:table-cell>
          <table:table-cell/>
          <table:table-cell table:formula="of:=INT(((0.6+(0.02*([.X16]-2005)))*(2*12*[.P16]))-(12*[.P16]))+[.AG16]" office:value-type="float" office:value="2796" calcext:value-type="float">
            <text:p>2796</text:p>
          </table:table-cell>
          <table:table-cell table:formula="of:=(12*[.E16]+(12*[.D16] - 920)*([.D16]&gt;450))" office:value-type="float" office:value="35080" calcext:value-type="float">
            <text:p>35080</text:p>
          </table:table-cell>
          <table:table-cell table:formula="of:=0.5*6024" office:value-type="float" office:value="3012" calcext:value-type="float">
            <text:p>3012</text:p>
          </table:table-cell>
          <table:table-cell table:formula="of:=INT(MIN(1500;12*([.R16]+[.S16]+[.T16])))" office:value-type="float" office:value="1500" calcext:value-type="float">
            <text:p>150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7]+(65-[.V17])" office:value-type="float" office:value="2069" calcext:value-type="float">
            <text:p>2069</text:p>
          </table:table-cell>
          <table:table-cell table:formula="of:=([.N17]=0)*40+([.N17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17]" office:value-type="float" office:value="0" calcext:value-type="float">
            <text:p>0</text:p>
          </table:table-cell>
          <table:table-cell table:formula="of:=0.08*[.D17]" office:value-type="float" office:value="0" calcext:value-type="float">
            <text:p>0</text:p>
          </table:table-cell>
          <table:table-cell table:formula="of:=0.015*[.D17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7]-2005)))*(2*12*[.P17]))-(12*[.P17]))+[.AG17]" office:value-type="float" office:value="0" calcext:value-type="float">
            <text:p>0</text:p>
          </table:table-cell>
          <table:table-cell table:formula="of:=(12*[.E17]+(12*[.D17] - 1000)*([.D17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7]+[.T17]); MIN(12 *(0.96*[.S17]+[.T17]+[.R17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X18]+(65-[.V18])" office:value-type="float" office:value="2030" calcext:value-type="float">
            <text:p>2030</text:p>
          </table:table-cell>
          <table:table-cell table:formula="of:=([.N18]=0)*40+([.N1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8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18]" office:value-type="float" office:value="40" calcext:value-type="float">
            <text:p>40</text:p>
          </table:table-cell>
          <table:table-cell table:formula="of:=0.08*[.D18]" office:value-type="float" office:value="160" calcext:value-type="float">
            <text:p>160</text:p>
          </table:table-cell>
          <table:table-cell table:formula="of:=0.015*[.D18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formula="of:=MAX([.AE18]-[.AD18]-36-1308;0)" office:value-type="float" office:value="30335" calcext:value-type="float">
            <text:p>30335.00</text:p>
          </table:table-cell>
          <table:table-cell table:style-name="ce3" table:formula="of:=[.Y18]-[.AF18]" office:value-type="float" office:value="27431" calcext:value-type="float">
            <text:p>27431.00</text:p>
          </table:table-cell>
          <table:table-cell table:style-name="ce2" table:formula="of:=[.Y18]+MAX([.F18]*12-1370-51;0)" office:value-type="float" office:value="40914" calcext:value-type="float">
            <text:p>40914</text:p>
          </table:table-cell>
          <table:table-cell table:style-name="ce2" table:formula="of:=MAX([.AA18]-[.AF18];0)" office:value-type="float" office:value="38010" calcext:value-type="float">
            <text:p>38010</text:p>
          </table:table-cell>
          <table:table-cell/>
          <table:table-cell table:formula="of:=INT(((0.6+(0.02*([.X18]-2005)))*(2*12*[.P18]))-(12*[.P18]))+[.AG18]" office:value-type="float" office:value="1980" calcext:value-type="float">
            <text:p>1980</text:p>
          </table:table-cell>
          <table:table-cell table:formula="of:=(12*[.E18]+((12*[.D18])-920)*([.D18]&gt;450)+MAX((12*[.F18])-51-1370;0))" office:value-type="float" office:value="33659" calcext:value-type="float">
            <text:p>33659</text:p>
          </table:table-cell>
          <table:table-cell table:formula="of:=5808/2" office:value-type="float" office:value="2904" calcext:value-type="float">
            <text:p>2904</text:p>
          </table:table-cell>
          <table:table-cell table:formula="of:=INT(MIN(1500;12*([.R18]+[.S18]+[.T18])))" office:value-type="float" office:value="1500" calcext:value-type="float">
            <text:p>150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9]+(65-[.V19])" office:value-type="float" office:value="2065" calcext:value-type="float">
            <text:p>2065</text:p>
          </table:table-cell>
          <table:table-cell table:formula="of:=([.N19]=0)*40+([.N1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19]" office:value-type="float" office:value="0" calcext:value-type="float">
            <text:p>0</text:p>
          </table:table-cell>
          <table:table-cell table:formula="of:=0.08*[.D19]" office:value-type="float" office:value="0" calcext:value-type="float">
            <text:p>0</text:p>
          </table:table-cell>
          <table:table-cell table:formula="of:=0.015*[.D19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9]-2005)))*(2*12*[.P19]))-(12*[.P19]))+[.AG19]" office:value-type="float" office:value="0" calcext:value-type="float">
            <text:p>0</text:p>
          </table:table-cell>
          <table:table-cell table:formula="of:=(12*[.E19]+(12*[.D19] - 1000)*([.D1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9]+[.T19]); MIN(12 *(0.96*[.S19]+[.T19]+[.R19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X20]+(65-[.V20])" office:value-type="float" office:value="2053" calcext:value-type="float">
            <text:p>2053</text:p>
          </table:table-cell>
          <table:table-cell table:formula="of:=([.N20]=0)*40+([.N2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0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20]" office:value-type="float" office:value="40" calcext:value-type="float">
            <text:p>40</text:p>
          </table:table-cell>
          <table:table-cell table:formula="of:=0.08*[.D20]" office:value-type="float" office:value="160" calcext:value-type="float">
            <text:p>160</text:p>
          </table:table-cell>
          <table:table-cell table:formula="of:=0.015*[.D20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0]-[.AD20]-36;0)" office:value-type="float" office:value="19033" calcext:value-type="float">
            <text:p>19033.00</text:p>
          </table:table-cell>
          <table:table-cell table:style-name="ce3" table:formula="of:=[.Y20]-[.AF20]" office:value-type="float" office:value="19033" calcext:value-type="float">
            <text:p>19033.00</text:p>
          </table:table-cell>
          <table:table-cell table:style-name="ce2" table:formula="of:=[.Y20]+MAX([.F20]*12-801;0)" office:value-type="float" office:value="19033" calcext:value-type="float">
            <text:p>19033</text:p>
          </table:table-cell>
          <table:table-cell table:style-name="ce2" table:formula="of:=MAX([.AA20]-[.AF20];0)" office:value-type="float" office:value="19033" calcext:value-type="float">
            <text:p>19033</text:p>
          </table:table-cell>
          <table:table-cell/>
          <table:table-cell table:formula="of:=INT(((0.6+(0.02*([.X20]-2005)))*(2*12*[.P20]))-(12*[.P20]))+[.AG20]" office:value-type="float" office:value="3931" calcext:value-type="float">
            <text:p>3931</text:p>
          </table:table-cell>
          <table:table-cell table:formula="of:=(12*[.E20]+(12*[.D20] - 1000)*([.D20]&gt;450))"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formula="of:=INT(MAX(12 *(0.96*[.S20]+[.T20]); MIN(12 *(0.96*[.S20]+[.T20]+[.R20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X21]+(65-[.V21])" office:value-type="float" office:value="2053" calcext:value-type="float">
            <text:p>2053</text:p>
          </table:table-cell>
          <table:table-cell table:formula="of:=([.N21]=0)*40+([.N2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0.02*[.D21]" office:value-type="float" office:value="20" calcext:value-type="float">
            <text:p>20</text:p>
          </table:table-cell>
          <table:table-cell table:formula="of:=0.08*[.D21]" office:value-type="float" office:value="80" calcext:value-type="float">
            <text:p>80</text:p>
          </table:table-cell>
          <table:table-cell table:formula="of:=0.015*[.D21]" office:value-type="float" office:value="15" calcext:value-type="float">
            <text:p>1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1]-[.AD21]-36;0)" office:value-type="float" office:value="8759" calcext:value-type="float">
            <text:p>8759.00</text:p>
          </table:table-cell>
          <table:table-cell table:style-name="ce3" table:formula="of:=[.Y21]-[.AF21]" office:value-type="float" office:value="8759" calcext:value-type="float">
            <text:p>8759.00</text:p>
          </table:table-cell>
          <table:table-cell table:style-name="ce2" table:formula="of:=[.Y21]+MAX([.F21]*12-801;0)" office:value-type="float" office:value="8759" calcext:value-type="float">
            <text:p>8759</text:p>
          </table:table-cell>
          <table:table-cell table:style-name="ce2" table:formula="of:=MAX([.AA21]-[.AF21];0)" office:value-type="float" office:value="8759" calcext:value-type="float">
            <text:p>8759</text:p>
          </table:table-cell>
          <table:table-cell/>
          <table:table-cell table:formula="of:=INT(((0.6+(0.02*([.X21]-2005)))*(2*12*[.P21]))-(12*[.P21]))+[.AG21]" office:value-type="float" office:value="2205" calcext:value-type="float">
            <text:p>2205</text:p>
          </table:table-cell>
          <table:table-cell table:formula="of:=(12*[.E21]+(12*[.D21] - 1000)*([.D21]&gt;450))"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INT(MAX(12 *(0.96*[.S21]+[.T21]); MIN(12 *(0.96*[.S21]+[.T21]+[.R21]);  1900)  ))" office:value-type="float" office:value="1341" calcext:value-type="float">
            <text:p>1341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X22]+(65-[.V22])" office:value-type="float" office:value="2053" calcext:value-type="float">
            <text:p>2053</text:p>
          </table:table-cell>
          <table:table-cell table:formula="of:=([.N22]=0)*40+([.N2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2]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0.02*[.D22]" office:value-type="float" office:value="60" calcext:value-type="float">
            <text:p>60</text:p>
          </table:table-cell>
          <table:table-cell table:formula="of:=0.08*[.D22]" office:value-type="float" office:value="240" calcext:value-type="float">
            <text:p>240</text:p>
          </table:table-cell>
          <table:table-cell table:formula="of:=0.015*[.D22]" office:value-type="float" office:value="45" calcext:value-type="float">
            <text:p>4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E22]+[.AE23]-([.AD22]+[.AD23])-2*36)" office:value-type="float" office:value="24050.5" calcext:value-type="float">
            <text:p>24050.50</text:p>
          </table:table-cell>
          <table:table-cell table:style-name="ce3" table:formula="of:=[.Y22]-[.AF22]" office:value-type="float" office:value="16622.5" calcext:value-type="float">
            <text:p>16622.50</text:p>
          </table:table-cell>
          <table:table-cell table:style-name="ce2" table:formula="of:=[.Y22]+MAX(0.5*([.F22]*12-(2*801));0)" office:value-type="float" office:value="24449.5" calcext:value-type="float">
            <text:p>24449.5</text:p>
          </table:table-cell>
          <table:table-cell table:style-name="ce2" table:formula="of:=MAX([.AA22]-[.AF22];0)" office:value-type="float" office:value="17021.5" calcext:value-type="float">
            <text:p>17021.5</text:p>
          </table:table-cell>
          <table:table-cell/>
          <table:table-cell table:formula="of:=INT(((0.6+(0.02*([.X22]-2005)))*(2*12*[.P22]))-(12*[.P22]))+[.AG22]" office:value-type="float" office:value="5896" calcext:value-type="float">
            <text:p>5896</text:p>
          </table:table-cell>
          <table:table-cell table:formula="of:=(12*[.E22]+(12*[.D22] - 1000)*([.D22]&gt;450))" office:value-type="float" office:value="35000" calcext:value-type="float">
            <text:p>35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S22]+[.T22]); MIN(12 *(0.96*[.S22]+[.T22]+[.R22]);  1900)  ))" office:value-type="float" office:value="3304" calcext:value-type="float">
            <text:p>3304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X23]+(65-[.V23])" office:value-type="float" office:value="2053" calcext:value-type="float">
            <text:p>2053</text:p>
          </table:table-cell>
          <table:table-cell table:formula="of:=([.N23]=0)*40+([.N2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3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23]" office:value-type="float" office:value="40" calcext:value-type="float">
            <text:p>40</text:p>
          </table:table-cell>
          <table:table-cell table:formula="of:=0.08*[.D23]" office:value-type="float" office:value="160" calcext:value-type="float">
            <text:p>160</text:p>
          </table:table-cell>
          <table:table-cell table:formula="of:=0.015*[.D23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E22]+[.AE23]-([.AD22]+[.AD23])-2*36)" office:value-type="float" office:value="24050.5" calcext:value-type="float">
            <text:p>24050.50</text:p>
          </table:table-cell>
          <table:table-cell table:style-name="ce3" table:formula="of:=[.Y23]-[.AF23]" office:value-type="float" office:value="16622.5" calcext:value-type="float">
            <text:p>16622.50</text:p>
          </table:table-cell>
          <table:table-cell table:style-name="ce2" table:formula="of:=[.Y22]+MAX(0.5*([.F22]*12-(2*801));0)" office:value-type="float" office:value="24449.5" calcext:value-type="float">
            <text:p>24449.5</text:p>
          </table:table-cell>
          <table:table-cell table:style-name="ce2" table:formula="of:=MAX([.AA23]-[.AF23];0)" office:value-type="float" office:value="17021.5" calcext:value-type="float">
            <text:p>17021.5</text:p>
          </table:table-cell>
          <table:table-cell/>
          <table:table-cell table:formula="of:=INT(((0.6+(0.02*([.X23]-2005)))*(2*12*[.P23]))-(12*[.P23]))+[.AG23]" office:value-type="float" office:value="3931" calcext:value-type="float">
            <text:p>3931</text:p>
          </table:table-cell>
          <table:table-cell table:formula="of:=(12*[.E23]+(12*[.D23] - 1000)*([.D23]&gt;450))" office:value-type="float" office:value="23000" calcext:value-type="float">
            <text:p>23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S23]+[.T23]); MIN(12 *(0.96*[.S23]+[.T23]+[.R23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4]+(65-[.V24])" office:value-type="float" office:value="2075" calcext:value-type="float">
            <text:p>2075</text:p>
          </table:table-cell>
          <table:table-cell table:formula="of:=([.N24]=0)*40+([.N24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4]" office:value-type="float" office:value="0" calcext:value-type="float">
            <text:p>0</text:p>
          </table:table-cell>
          <table:table-cell table:formula="of:=0.08*[.D24]" office:value-type="float" office:value="0" calcext:value-type="float">
            <text:p>0</text:p>
          </table:table-cell>
          <table:table-cell table:formula="of:=0.015*[.D24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24]-2005)))*(2*12*[.P24]))-(12*[.P24]))+[.AG24]" office:value-type="float" office:value="0" calcext:value-type="float">
            <text:p>0</text:p>
          </table:table-cell>
          <table:table-cell table:formula="of:=(12*[.E24]+(12*[.D24] - 1000)*([.D24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4]+[.T24]); MIN(12 *(0.96*[.S24]+[.T24]+[.R24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5]+(65-[.V25])" office:value-type="float" office:value="2080" calcext:value-type="float">
            <text:p>2080</text:p>
          </table:table-cell>
          <table:table-cell table:formula="of:=([.N25]=0)*40+([.N2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5]" office:value-type="float" office:value="0" calcext:value-type="float">
            <text:p>0</text:p>
          </table:table-cell>
          <table:table-cell table:formula="of:=0.08*[.D25]" office:value-type="float" office:value="0" calcext:value-type="float">
            <text:p>0</text:p>
          </table:table-cell>
          <table:table-cell table:formula="of:=0.015*[.D25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25]-2005)))*(2*12*[.P25]))-(12*[.P25]))+[.AG25]" office:value-type="float" office:value="0" calcext:value-type="float">
            <text:p>0</text:p>
          </table:table-cell>
          <table:table-cell table:formula="of:=(12*[.E25]+(12*[.D25] - 1000)*([.D2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5]+[.T25]); MIN(12 *(0.96*[.S25]+[.T25]+[.R25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000" calcext:value-type="float">
            <text:p>7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X26]+(65-[.V26])" office:value-type="float" office:value="2043" calcext:value-type="float">
            <text:p>2043</text:p>
          </table:table-cell>
          <table:table-cell table:formula="of:=([.N26]=0)*40+([.N2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0.093*5800"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table:style-name="ce4" table:formula="of:=0.02*[.D26]" office:value-type="float" office:value="140" calcext:value-type="float">
            <text:p>140</text:p>
          </table:table-cell>
          <table:table-cell table:style-name="ce4" table:formula="of:=0.08*[.D26]" office:value-type="float" office:value="560" calcext:value-type="float">
            <text:p>560</text:p>
          </table:table-cell>
          <table:table-cell table:style-name="ce4" table:formula="of:=0.015*[.D26]" office:value-type="float" office:value="105" calcext:value-type="float">
            <text:p>105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8" calcext:value-type="float">
            <text:p>2018</text:p>
          </table:table-cell>
          <table:table-cell table:style-name="ce5" table:formula="of:=([.AH26]+[.AH27])/2" office:value-type="float" office:value="38436" calcext:value-type="float">
            <text:p>38436.00</text:p>
          </table:table-cell>
          <table:table-cell table:style-name="ce5" table:formula="of:=([.$AK$26]+[.$AK$27])/2" office:value-type="float" office:value="27294" calcext:value-type="float">
            <text:p>27294.00</text:p>
          </table:table-cell>
          <table:table-cell table:style-name="ce6" table:formula="of:=[.Y26]+MAX([.F26]*12-2*801;0)" office:value-type="float" office:value="39834" calcext:value-type="float">
            <text:p>39834</text:p>
          </table:table-cell>
          <table:table-cell table:style-name="ce5" table:formula="of:=[.Z26]+MAX([.F26]*12-2*801;0)" office:value-type="float" office:value="28692" calcext:value-type="float">
            <text:p>28692.00</text:p>
          </table:table-cell>
          <table:table-cell table:style-name="ce4"/>
          <table:table-cell table:style-name="ce4" table:formula="of:=INT(((0.6+(0.02*([.X26]-2005)))*(2*12*[.P26]))-(12*[.P26]))+[.AG26]" office:value-type="float" office:value="12371" calcext:value-type="float">
            <text:p>12371</text:p>
          </table:table-cell>
          <table:table-cell table:style-name="ce4" table:formula="of:=(12*[.E26]+(12*[.D26] - 1000)*([.D26]&gt;450))" office:value-type="float" office:value="83000" calcext:value-type="float">
            <text:p>83000</text:p>
          </table:table-cell>
          <table:table-cell table:formula="of:=7428/2*3" office:value-type="float" office:value="11142" calcext:value-type="float">
            <text:p>11142</text:p>
          </table:table-cell>
          <table:table-cell table:style-name="ce4" table:formula="of:=INT(MAX(12 *(0.96*[.S26]+[.T26]); MIN(12 *(0.96*[.S26]+[.T26]+[.R26]);  1900)  ))" office:value-type="float" office:value="7711" calcext:value-type="float">
            <text:p>7711</text:p>
          </table:table-cell>
          <table:table-cell table:formula="of:=[.AE26]-[.AD26]-36-570" office:value-type="float" office:value="70023" calcext:value-type="float">
            <text:p>70023</text:p>
          </table:table-cell>
          <table:table-cell table:formula="of:=[.AH26]-[.AH27]" office:value-type="float" office:value="63174" calcext:value-type="float">
            <text:p>63174</text:p>
          </table:table-cell>
          <table:table-cell/>
          <table:table-cell table:formula="of:=[.AH26]-([.AF26]-[.AJ27])" office:value-type="float" office:value="54588" calcext:value-type="float">
            <text:p>54588</text:p>
          </table:table-cell>
          <table:table-cell/>
          <table:table-cell table:style-name="ce4"/>
          <table:table-cell table:number-columns-repeated="98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7]+(65-[.V27])" office:value-type="float" office:value="2043" calcext:value-type="float">
            <text:p>2043</text:p>
          </table:table-cell>
          <table:table-cell table:formula="of:=([.N27]=0)*40+([.N2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093*[.$D27]"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table:formula="of:=0.02*[.D27]" office:value-type="float" office:value="16" calcext:value-type="float">
            <text:p>16</text:p>
          </table:table-cell>
          <table:table-cell table:formula="of:=0.08*[.D27]" office:value-type="float" office:value="64" calcext:value-type="float">
            <text:p>64</text:p>
          </table:table-cell>
          <table:table-cell table:formula="of:=0.015*[.D27]" office:value-type="float" office:value="12" calcext:value-type="float">
            <text:p>12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style-name="ce5" table:formula="of:=([.AH27]+[.AH26])/2" office:value-type="float" office:value="38436" calcext:value-type="float">
            <text:p>38436.00</text:p>
          </table:table-cell>
          <table:table-cell table:style-name="ce5" table:formula="of:=([.$AK$26]+[.$AK$27])/2" office:value-type="float" office:value="27294" calcext:value-type="float">
            <text:p>27294.00</text:p>
          </table:table-cell>
          <table:table-cell table:style-name="ce2" table:formula="of:=[.Y27]+MAX([.F27]*12-2*801;0)" office:value-type="float" office:value="39834" calcext:value-type="float">
            <text:p>39834</text:p>
          </table:table-cell>
          <table:table-cell table:style-name="ce5" table:formula="of:=[.Z27]+MAX([.F26]*12-2*801;0)" office:value-type="float" office:value="28692" calcext:value-type="float">
            <text:p>28692.00</text:p>
          </table:table-cell>
          <table:table-cell/>
          <table:table-cell table:formula="of:=INT(((0.6+(0.02*([.X27]-2005)))*(2*12*[.P27]))-(12*[.P27]))+[.AG27]" office:value-type="float" office:value="1715" calcext:value-type="float">
            <text:p>1715</text:p>
          </table:table-cell>
          <table:table-cell table:formula="of:=(12*[.E27]+(12*[.D27] - 1000)*([.D27]&gt;450))" office:value-type="float" office:value="8600" calcext:value-type="float">
            <text:p>8600</text:p>
          </table:table-cell>
          <table:table-cell table:formula="of:=7428/2*3" office:value-type="float" office:value="11142" calcext:value-type="float">
            <text:p>11142</text:p>
          </table:table-cell>
          <table:table-cell table:formula="of:=INT(MAX(12 *(0.96*[.S27]+[.T27]); MIN(12 *(0.96*[.S27]+[.T27]+[.R27]);  1900)  ))" office:value-type="float" office:value="1073" calcext:value-type="float">
            <text:p>1073</text:p>
          </table:table-cell>
          <table:table-cell table:formula="of:=[.AE27]-[.AD27]-36" office:value-type="float" office:value="6849" calcext:value-type="float">
            <text:p>6849</text:p>
          </table:table-cell>
          <table:table-cell/>
          <table:table-cell table:formula="of:=[.AH27]-[.AF27]" office:value-type="float" office:value="-4293" calcext:value-type="float">
            <text:p>-4293</text:p>
          </table:table-cell>
          <table:table-cell table:formula="of:=[.AH27]-([.AF27]+[.AJ27]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8]+(65-[.V28])" office:value-type="float" office:value="2068" calcext:value-type="float">
            <text:p>2068</text:p>
          </table:table-cell>
          <table:table-cell table:formula="of:=([.N28]=0)*40+([.N28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8]" office:value-type="float" office:value="0" calcext:value-type="float">
            <text:p>0</text:p>
          </table:table-cell>
          <table:table-cell table:formula="of:=0.08*[.D28]" office:value-type="float" office:value="0" calcext:value-type="float">
            <text:p>0</text:p>
          </table:table-cell>
          <table:table-cell table:formula="of:=0.015*[.D28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8]+(12*[.B28] - 1000)*([.B28]&gt;450))" office:value-type="float" office:value="0" calcext:value-type="float">
            <text:p>0</text:p>
          </table:table-cell>
          <table:table-cell table:formula="of:=(12*[.E28]+(12*[.D28] - 1000)*([.D2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8]+[.T28]); MIN(12 *(0.96*[.S28]+[.T28]+[.R28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9]+(65-[.V29])" office:value-type="float" office:value="2073" calcext:value-type="float">
            <text:p>2073</text:p>
          </table:table-cell>
          <table:table-cell table:formula="of:=([.N29]=0)*40+([.N2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9]" office:value-type="float" office:value="0" calcext:value-type="float">
            <text:p>0</text:p>
          </table:table-cell>
          <table:table-cell table:formula="of:=0.08*[.D29]" office:value-type="float" office:value="0" calcext:value-type="float">
            <text:p>0</text:p>
          </table:table-cell>
          <table:table-cell table:formula="of:=0.015*[.D29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9]+(12*[.B29] - 1000)*([.B29]&gt;450))" office:value-type="float" office:value="0" calcext:value-type="float">
            <text:p>0</text:p>
          </table:table-cell>
          <table:table-cell table:formula="of:=(12*[.E29]+(12*[.D29] - 1000)*([.D2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9]+[.T29]); MIN(12 *(0.96*[.S29]+[.T29]+[.R29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30]+(65-[.V30])" office:value-type="float" office:value="2075" calcext:value-type="float">
            <text:p>2075</text:p>
          </table:table-cell>
          <table:table-cell table:formula="of:=([.N30]=0)*40+([.N30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30]" office:value-type="float" office:value="0" calcext:value-type="float">
            <text:p>0</text:p>
          </table:table-cell>
          <table:table-cell table:formula="of:=0.08*[.D30]" office:value-type="float" office:value="0" calcext:value-type="float">
            <text:p>0</text:p>
          </table:table-cell>
          <table:table-cell table:formula="of:=0.015*[.D30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30]+(12*[.B30] - 1000)*([.B30]&gt;450))" office:value-type="float" office:value="0" calcext:value-type="float">
            <text:p>0</text:p>
          </table:table-cell>
          <table:table-cell table:formula="of:=(12*[.E30]+(12*[.D30] - 1000)*([.D30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30]+[.T30]); MIN(12 *(0.96*[.S30]+[.T30]+[.R30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8:47:23.549084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2-22T18:47:49.943797555</dc:date>
    <meta:editing-duration>PT12M28S</meta:editing-duration>
    <meta:editing-cycles>5</meta:editing-cycles>
    <meta:document-statistic meta:table-count="1" meta:cell-count="942" meta:object-count="0"/>
  </office:meta>
</office:document-meta>
</file>